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5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-color="#eb613d" draw:opacity="50%" draw:textarea-horizontal-align="center" draw:textarea-vertical-align="top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047cm"/>
    </style:style>
    <style:style style:name="gr8" style:family="graphic" style:parent-style-name="standard">
      <style:graphic-properties draw:fill-color="#cccc00" draw:opacity="100%" draw:textarea-horizontal-align="center" draw:textarea-vertical-align="middle" draw:shadow-opacity="100%"/>
    </style:style>
    <style:style style:name="gr9" style:family="graphic" style:parent-style-name="standard">
      <style:graphic-properties draw:fill-color="#47b8b8" draw:opacity="50%" draw:textarea-horizontal-align="center" draw:textarea-vertical-align="middle" draw:shadow-opacity="50%"/>
    </style:style>
    <style:style style:name="gr1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fo:text-align="center" fo:text-indent="0cm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192cm" svg:height="2.097cm" svg:x="0.686cm" svg:y="22.934cm">
          <draw:glue-point draw:id="4" svg:x="-4.998cm" svg:y="-2.603cm"/>
          <draw:glue-point draw:id="5" svg:x="-5cm" svg:y="2.452cm"/>
          <draw:glue-point draw:id="6" svg:x="4.977cm" svg:y="2.496cm"/>
          <draw:glue-point draw:id="7" svg:x="4.977cm" svg:y="-2.465cm"/>
          <text:p text:style-name="P1"><text:span text:style-name="T1">R engine</text:span></text:p>
        </draw:rect>
        <draw:frame draw:style-name="gr2" draw:text-style-name="P2" draw:layer="layout" svg:width="16.594cm" svg:height="1.158cm" svg:x="2.197cm" svg:y="25.06cm">
          <draw:text-box>
            <text:p text:style-name="P2">R engine runs in a separate thread or process</text:p>
          </draw:text-box>
        </draw:frame>
        <draw:line draw:style-name="gr3" draw:text-style-name="P3" draw:layer="layout" svg:x1="0.705cm" svg:y1="22.172cm" svg:x2="19.837cm" svg:y2="22.172cm">
          <text:p/>
        </draw:line>
        <draw:custom-shape draw:style-name="gr4" draw:text-style-name="P3" draw:id="id5" draw:layer="layout" svg:width="5.174cm" svg:height="3.317cm" svg:x="7.684cm" svg:y="18.032cm">
          <text:p text:style-name="P3">R command</text:p>
          <text:p text:style-name="P3">queue</text:p>
          <text:p text:style-name="P3">and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s" svg:x1="10.266cm" svg:y1="21.349cm" svg:x2="10.277cm" svg:y2="22.934cm" svg:d="m10266 21349v500l11 584v501">
          <text:p/>
        </draw:connector>
        <draw:rect draw:style-name="gr6" draw:text-style-name="P4" draw:layer="layout" svg:width="9.951cm" svg:height="9.866cm" svg:x="5.392cm" svg:y="5.947cm">
          <text:p text:style-name="P4"/>
          <text:p text:style-name="P4"><text:span text:style-name="T2">RKWard</text:span></text:p>
          <text:p text:style-name="P4">(only some</text:p>
          <text:p text:style-name="P4">components</text:p>
          <text:p text:style-name="P4">are visualized)</text:p>
        </draw:rect>
        <draw:line draw:style-name="gr3" draw:text-style-name="P3" draw:layer="layout" svg:x1="0.705cm" svg:y1="5.447cm" svg:x2="19.837cm" svg:y2="5.447cm">
          <text:p/>
        </draw:line>
        <draw:frame draw:style-name="gr7" draw:text-style-name="P2" draw:layer="layout" svg:width="13.89cm" svg:height="1.047cm" svg:x="3.406cm" svg:y="0.386cm">
          <draw:text-box>
            <text:p text:style-name="P2">R code is generate in a separate thread</text:p>
          </draw:text-box>
        </draw:frame>
        <draw:rect draw:style-name="gr8" draw:text-style-name="P4" draw:id="id4" draw:layer="layout" svg:width="3.583cm" svg:height="3.198cm" svg:x="14.039cm" svg:y="6.297cm">
          <text:p text:style-name="P4">Plugin</text:p>
        </draw:rect>
        <draw:rect draw:style-name="gr9" draw:text-style-name="P4" draw:id="id3" draw:layer="layout" svg:width="3.583cm" svg:height="3.198cm" svg:x="14.039cm" svg:y="1.463cm">
          <text:p text:style-name="P4">QtScript</text:p>
          <text:p text:style-name="P4">backend</text:p>
          <text:p text:style-name="P4"/>
        </draw:rect>
        <draw:rect draw:style-name="gr8" draw:text-style-name="P4" draw:id="id2" draw:layer="layout" svg:width="3.583cm" svg:height="3.198cm" svg:x="3.146cm" svg:y="6.297cm">
          <text:p text:style-name="P4">Plugin</text:p>
        </draw:rect>
        <draw:rect draw:style-name="gr9" draw:text-style-name="P4" draw:id="id1" draw:layer="layout" svg:width="3.583cm" svg:height="3.198cm" svg:x="3.146cm" svg:y="1.463cm">
          <text:p text:style-name="P4">QtScript</text:p>
          <text:p text:style-name="P4">backend</text:p>
          <text:p text:style-name="P4"/>
        </draw:rect>
        <draw:connector draw:style-name="gr5" draw:text-style-name="P3" draw:layer="layout" draw:type="lines" svg:x1="4.937cm" svg:y1="4.661cm" svg:x2="4.937cm" svg:y2="6.297cm" draw:start-shape="id1" draw:start-glue-point="2" draw:end-shape="id2" draw:end-glue-point="0" svg:d="m4937 4661v501 634 501">
          <text:p/>
        </draw:connector>
        <draw:connector draw:style-name="gr5" draw:text-style-name="P3" draw:layer="layout" draw:type="lines" svg:x1="15.83cm" svg:y1="4.661cm" svg:x2="15.83cm" svg:y2="6.297cm" draw:start-shape="id3" draw:start-glue-point="2" draw:end-shape="id4" draw:end-glue-point="0" svg:d="m15830 4661v501 634 501">
          <text:p/>
        </draw:connector>
        <draw:connector draw:style-name="gr10" draw:text-style-name="P3" draw:layer="layout" svg:x1="15.83cm" svg:y1="9.495cm" svg:x2="12.858cm" svg:y2="19.69cm" draw:start-shape="id4" draw:start-glue-point="2" draw:end-shape="id5" draw:end-glue-point="1" svg:d="m15830 9495v10195h-2972">
          <text:p/>
        </draw:connector>
        <draw:connector draw:style-name="gr10" draw:text-style-name="P3" draw:layer="layout" svg:x1="4.937cm" svg:y1="9.495cm" svg:x2="7.684cm" svg:y2="19.69cm" draw:start-shape="id2" draw:start-glue-point="2" draw:end-shape="id5" draw:end-glue-point="3" svg:d="m4937 9495v10195h2747">
          <text:p/>
        </draw:connector>
        <draw:custom-shape draw:style-name="gr4" draw:text-style-name="P3" draw:id="id7" draw:layer="layout" svg:width="4.265cm" svg:height="1.698cm" svg:x="5.607cm" svg:y="13.59cm">
          <text:p text:style-name="P3">R Console</text:p>
          <draw:enhanced-geometry svg:viewBox="0 0 21600 21600" draw:type="rectangle" draw:enhanced-path="M 0 0 L 21600 0 21600 21600 0 21600 0 0 Z N"/>
        </draw:custom-shape>
        <draw:custom-shape draw:style-name="gr4" draw:text-style-name="P3" draw:id="id6" draw:layer="layout" svg:width="6.556cm" svg:height="1.462cm" svg:x="6.97cm" svg:y="10.504cm">
          <text:p text:style-name="P3">Script editor(s)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248cm" svg:y1="11.966cm" svg:x2="7.739cm" svg:y2="13.59cm" draw:start-shape="id6" draw:start-glue-point="2" draw:end-shape="id7" draw:end-glue-point="0" svg:d="m10248 11966v812h-2509v812">
          <text:p/>
        </draw:connector>
        <draw:custom-shape draw:style-name="gr4" draw:text-style-name="P3" draw:id="id8" draw:layer="layout" svg:width="5.014cm" svg:height="1.699cm" svg:x="10.132cm" svg:y="13.63cm">
          <text:p text:style-name="P3">Data editor(s)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2.639cm" svg:y1="15.329cm" svg:x2="10.271cm" svg:y2="18.032cm" draw:start-shape="id8" draw:start-glue-point="2" draw:end-shape="id5" draw:end-glue-point="0" svg:d="m12639 15329v1351h-2368v1352">
          <text:p/>
        </draw:connector>
        <draw:connector draw:style-name="gr10" draw:text-style-name="P3" draw:layer="layout" svg:x1="7.739cm" svg:y1="15.288cm" svg:x2="10.271cm" svg:y2="18.032cm" draw:start-shape="id7" draw:start-glue-point="2" draw:end-shape="id5" draw:end-glue-point="0" svg:d="m7739 15288v1372h2532v13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eta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4-08-10T16:28:27</meta:creation-date>
    <dc:date>2010-12-10T01:52:37</dc:date>
    <dc:language>en-US</dc:language>
    <meta:editing-cycles>14</meta:editing-cycles>
    <meta:editing-duration>PT00H54M38S</meta:editing-duration>
    <dc:creator>Stefan Rödiger</dc:cre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